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C9211E"/>
    </style:style>
    <style:style style:name="P3" style:parent-style-name="Standard" style:family="paragraph">
      <style:text-properties fo:color="#C9211E"/>
    </style:style>
    <style:style style:name="P4" style:parent-style-name="Standard" style:family="paragraph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P7" style:parent-style-name="Standard" style:family="paragraph">
      <style:text-properties fo:color="#C9211E"/>
    </style:style>
    <style:style style:name="P8" style:parent-style-name="Standard" style:family="paragraph">
      <style:text-properties fo:color="#C9211E"/>
    </style:style>
    <style:style style:name="P9" style:parent-style-name="Standard" style:family="paragraph">
      <style:text-properties fo:color="#C9211E"/>
    </style:style>
    <style:style style:name="P10" style:parent-style-name="Standard" style:family="paragraph">
      <style:text-properties fo:color="#C9211E"/>
    </style:style>
    <style:style style:name="P11" style:parent-style-name="Standard" style:family="paragraph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C9211E"/>
    </style:style>
    <style:style style:name="P18" style:parent-style-name="Standard" style:family="paragraph">
      <style:text-properties fo:color="#C9211E"/>
    </style:style>
  </office:automatic-styles>
  <office:body>
    <office:text text:use-soft-page-breaks="true">
      <text:p text:style-name="P1">Mục tiêu chính của anh&gt;&gt; hoàn thiện hệ thống điều khiển bày đàn UAV thám hiểm, phục vụ tìm kiếm và cứu hộ cứu nạn.</text:p>
      <text:p text:style-name="Standard">.</text:p>
      <text:p text:style-name="Standard">hững thứ đã có, đã xây dựng được.</text:p>
      <text:p text:style-name="P2">&gt;1: Phần mềm ở mức độ cơ bản</text:p>
      <text:p text:style-name="P3">&gt;2: Phần cứng ( mới chỉ đáp ứng 1 phần của nhiệm vụ - có 1,2 uav đang lắp cammera, và các uav khác mới chỉ là uav thưr nghiệm; chỉ có khả năng bay theo sự chỉ huy từ GCS.).</text:p>
      <text:p text:style-name="P4"/>
      <text:p text:style-name="P5">Định hướng hoàn thiện:</text:p>
      <text:p text:style-name="P6">&gt;1 phần mềm ở mức độ hoàn thiện:</text:p>
      <text:p text:style-name="P7">- Task1: điều khiển cơ bản các UAV ( kiểm tra an toàn, cất cánh, hạ cánh, nạp nhiệm vụ, bay theo nhiệm vụ, bay đến tọa độ, bay tiến lùi, trái phải, hạ cánh , quay về GCS và hạ cánh.....)* có điều khiển đơn lẻ và cả .cụm và bố trí thao tác điều khiển ở các page phù hợp.</text:p>
      <text:p text:style-name="P8">- task2: xử lý đa luồng dữ liệu video. (rtsp, cammera) trên nền tảng yolo tiny hoặc mobileNet.(v4). - kết quả của task2 :</text:p>
      <text:p text:style-name="P9">Kq1:Lưu trữ được video.</text:p>
      <text:p text:style-name="P10">Kq2:</text:p>
      <text:p text:style-name="P11">+xử lý realtime video, hoặc 1 cách nào đó tối ưu cho hệ thống phần cứng tối giản.</text:p>
      <text:p text:style-name="P12">+xác định các trường hợp có nhiều người hoặc có 1 người trong bức ảnh &gt; tìm ra được GPS của từng đối tượng ..</text:p>
      <text:p text:style-name="P13">-Train model mới.</text:p>
      <text:p text:style-name="P14"/>
      <text:p text:style-name="P15">6/7/2024</text:p>
      <text:p text:style-name="P16">A Nhã:<text:line-break/>NV1:Thiết kế 1 giao diện phác họa, là các yêu cầu cần thiết.</text:p>
      <text:p text:style-name="P17">NV2: Liệt kê các chức năng của 1 con UAV phải thực hiện được.</text:p>
      <text:p text:style-name="P18">NV3: Liệt kê các quy trình thực nghiệm ở mức độ thử nghiệm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ate" style:display-name="Date" style:family="paragraph" style:parent-style-name="Normal" style:next-style-name="Normal">
      <style:text-properties style:font-name-complex="Mangal" style:font-size-complex="10.5pt" fo:hyphenate="false"/>
    </style:style>
    <style:style style:name="DateChar" style:display-name="Date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Of Me My Computer</dc:creator>
    <meta:creation-date>2024-06-22T21:58:00Z</meta:creation-date>
    <dc:date>2024-07-06T06:32:00Z</dc:date>
    <meta:template xlink:href="Normal.dotm" xlink:type="simple"/>
    <meta:editing-cycles>3</meta:editing-cycles>
    <meta:editing-duration>PT1860S</meta:editing-duration>
    <meta:document-statistic meta:page-count="1" meta:paragraph-count="2" meta:word-count="185" meta:character-count="1241" meta:row-count="8" meta:non-whitespace-character-count="1058"/>
  </office:meta>
</office:document-meta>
</file>